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C8000000C8C1EA96C9D1DC3AA0.png" manifest:media-type="image/png"/>
  <manifest:file-entry manifest:full-path="Pictures/100000000000007800000082A02AA69EBB46FF59.png" manifest:media-type="image/png"/>
  <manifest:file-entry manifest:full-path="Pictures/1000000000000020000000204B249CA79A42C6D7.png" manifest:media-type="image/png"/>
  <manifest:file-entry manifest:full-path="Pictures/1000000000000CEC000009B14875E66B9DEA57F2.png" manifest:media-type="image/png"/>
  <manifest:file-entry manifest:full-path="meta.xml" manifest:media-type="text/xml"/>
  <manifest:file-entry manifest:full-path="content.xml" manifest:media-type="text/xml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Georgia1" svg:font-family="Georgia"/>
    <style:font-face style:name="DejaVu Sans Mono1" svg:font-family="'DejaVu Sans Mono'" style:font-family-generic="modern" style:font-pitch="fixed"/>
    <style:font-face style:name="Droid Sans Mono1" svg:font-family="'Droid Sans Mono'" style:font-family-generic="swiss" style:font-pitch="fixed"/>
    <style:font-face style:name="Georgia" svg:font-family="Georgia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" svg:font-family="FreeSans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Droid Sans Mono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949cm"/>
      <style:paragraph-properties style:writing-mode="lr-tb"/>
    </style:style>
    <style:style style:name="gr3" style:family="graphic" style:parent-style-name="standard">
      <style:graphic-properties draw:stroke="none" draw:fill="none" fo:min-height="2.878cm"/>
      <style:paragraph-properties style:writing-mode="lr-tb"/>
    </style:style>
    <style:style style:name="gr4" style:family="graphic" style:parent-style-name="standard">
      <style:graphic-properties draw:stroke="none" draw:fill="none" fo:min-height="8.222cm"/>
      <style:paragraph-properties style:writing-mode="lr-tb"/>
    </style:style>
    <style:style style:name="gr5" style:family="graphic" style:parent-style-name="standard">
      <style:graphic-properties draw:stroke="none" draw:fill="none" fo:min-height="7.399cm"/>
      <style:paragraph-properties style:writing-mode="lr-tb"/>
    </style:style>
    <style:style style:name="gr6" style:family="graphic" style:parent-style-name="Обычный_5f_8">
      <style:graphic-properties draw:stroke="none" draw:fill="none" fo:min-height="11.056cm"/>
      <style:paragraph-properties style:writing-mode="lr-tb"/>
    </style:style>
    <style:style style:name="gr7" style:family="graphic" style:parent-style-name="Обычный_5f_8">
      <style:graphic-properties draw:stroke="none" draw:fill="none" fo:min-height="15.478cm"/>
      <style:paragraph-properties style:writing-mode="lr-tb"/>
    </style:style>
    <style:style style:name="gr8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9" style:family="graphic" style:parent-style-name="Обычный_5f_8">
      <style:graphic-properties draw:stroke="none" draw:fill="none" fo:min-height="14.456cm"/>
      <style:paragraph-properties style:writing-mode="lr-tb"/>
    </style:style>
    <style:style style:name="gr10" style:family="graphic" style:parent-style-name="Обычный_5f_8">
      <style:graphic-properties draw:stroke="none" draw:fill="none" fo:min-height="16.215cm"/>
      <style:paragraph-properties style:writing-mode="lr-tb"/>
    </style:style>
    <style:style style:name="gr11" style:family="graphic" style:parent-style-name="Обычный_5f_8">
      <style:graphic-properties draw:stroke="none" draw:fill="none" fo:min-height="15.95cm"/>
      <style:paragraph-properties style:writing-mode="lr-tb"/>
    </style:style>
    <style:style style:name="gr12" style:family="graphic" style:parent-style-name="standard">
      <style:graphic-properties draw:stroke="none" draw:fill="none" fo:min-height="15.157cm"/>
      <style:paragraph-properties style:writing-mode="lr-tb"/>
    </style:style>
    <style:style style:name="gr13" style:family="graphic" style:parent-style-name="standard" style:list-style-name="L2">
      <style:graphic-properties draw:stroke="none" draw:fill="none" fo:min-height="12.592cm"/>
      <style:paragraph-properties style:writing-mode="lr-tb"/>
    </style:style>
    <style:style style:name="gr14" style:family="graphic" style:parent-style-name="Обычный_5f_2_5f_2_5f_1">
      <style:graphic-properties draw:stroke="none" draw:fill="none" fo:min-height="13.302cm"/>
      <style:paragraph-properties style:writing-mode="lr-tb"/>
    </style:style>
    <style:style style:name="gr15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3.11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199cm"/>
      <style:paragraph-properties style:writing-mode="lr-tb"/>
    </style:style>
    <style:style style:name="pr4" style:family="presentation" style:parent-style-name="Inspiration-subtitle">
      <style:graphic-properties draw:textarea-vertical-align="top" fo:min-height="13.336cm"/>
      <style:paragraph-properties style:writing-mode="lr-tb"/>
    </style:style>
    <style:style style:name="pr5" style:family="presentation" style:parent-style-name="Inspiration-subtitle">
      <style:graphic-properties draw:textarea-vertical-align="top" fo:min-height="8.891cm"/>
      <style:paragraph-properties style:writing-mode="lr-tb"/>
    </style:style>
    <style:style style:name="pr6" style:family="presentation" style:parent-style-name="Inspiration-subtitle">
      <style:graphic-properties draw:textarea-vertical-align="top" fo:min-height="6.986cm"/>
      <style:paragraph-properties style:writing-mode="lr-tb"/>
    </style:style>
    <style:style style:name="pr7" style:family="presentation" style:parent-style-name="Inspiration-subtitle">
      <style:graphic-properties draw:textarea-vertical-align="top" fo:min-height="14.606cm"/>
      <style:paragraph-properties style:writing-mode="lr-tb"/>
    </style:style>
    <style:style style:name="pr8" style:family="presentation" style:parent-style-name="Inspiration-subtitle">
      <style:graphic-properties draw:textarea-vertical-align="top" fo:min-height="3.246cm"/>
      <style:paragraph-properties style:writing-mode="lr-tb"/>
    </style:style>
    <style:style style:name="pr9" style:family="presentation" style:parent-style-name="Inspiration-subtitle">
      <style:graphic-properties draw:textarea-vertical-align="top" fo:min-height="9.526cm"/>
      <style:paragraph-properties style:writing-mode="lr-tb"/>
    </style:style>
    <style:style style:name="pr10" style:family="presentation" style:parent-style-name="Inspiration-subtitle">
      <style:graphic-properties draw:textarea-vertical-align="top" fo:min-height="10.431cm"/>
      <style:paragraph-properties style:writing-mode="lr-tb"/>
    </style:style>
    <style:style style:name="pr11" style:family="presentation" style:parent-style-name="Inspiration-subtitle">
      <style:graphic-properties draw:textarea-vertical-align="top" fo:min-height="13.971cm"/>
      <style:paragraph-properties style:writing-mode="lr-tb"/>
    </style:style>
    <style:style style:name="pr12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text-align="start"/>
    </style:style>
    <style:style style:name="P5" style:family="paragraph">
      <style:text-properties fo:font-size="18pt" style:font-size-asian="18pt" style:font-size-complex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  <style:text-properties fo:font-size="18pt" style:font-size-asian="18pt" style:font-size-complex="18pt"/>
    </style:style>
    <style:style style:name="P8" style:family="paragraph">
      <loext:graphic-properties draw:fill="none"/>
      <style:text-properties style:font-name="Droid Sans Mono1" fo:font-size="10pt" style:font-size-asian="10pt" style:font-size-complex="10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none"/>
      <style:paragraph-properties fo:text-align="start"/>
      <style:text-properties style:font-name="DejaVu Sans Mono1" fo:font-size="10pt" style:font-name-asian="DejaVu Sans Mono1" style:font-size-asian="10pt" style:font-name-complex="DejaVu Sans Mono1" style:font-size-complex="10pt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4" style:family="paragraph">
      <loext:graphic-properties draw:fill="none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style:paragraph-properties fo:margin-top="0.42cm" fo:margin-bottom="0.35cm"/>
    </style:style>
    <style:style style:name="P17" style:family="paragraph">
      <style:paragraph-properties fo:margin-top="0.42cm" fo:margin-bottom="0.35cm" fo:text-align="start"/>
    </style:style>
    <style:style style:name="P18" style:family="paragraph">
      <loext:graphic-properties draw:fill="none"/>
      <style:paragraph-properties fo:margin-top="0.42cm" fo:margin-bottom="0.35cm"/>
      <style:text-properties style:font-name="Droid Sans Mono1" fo:font-size="14pt" style:font-size-asian="14pt" style:font-size-complex="14pt"/>
    </style:style>
    <style:style style:name="P19" style:family="paragraph">
      <style:paragraph-properties fo:margin-left="0cm" fo:margin-right="0cm" fo:margin-top="0.42cm" fo:margin-bottom="0.35cm" fo:line-height="100%" fo:text-indent="0cm"/>
    </style:style>
    <style:style style:name="P20" style:family="paragraph">
      <loext:graphic-properties draw:fill="none"/>
      <style:paragraph-properties fo:margin-left="0cm" fo:margin-right="0cm" fo:margin-top="0.42cm" fo:margin-bottom="0.35cm" fo:line-height="100%" fo:text-indent="0cm"/>
      <style:text-properties style:font-name="Droid Sans Mono1" fo:font-size="14pt" style:font-size-asian="14pt" style:font-size-complex="14pt"/>
    </style:style>
    <style:style style:name="P21" style:family="paragraph">
      <loext:graphic-properties draw:fill="none"/>
      <style:text-properties style:font-name="Droid Sans Mono1" fo:font-size="16pt" style:font-size-asian="16pt" style:font-size-complex="16pt"/>
    </style:style>
    <style:style style:name="P22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style:font-name="Droid Sans Mono1" fo:font-size="10pt" style:font-size-asian="10pt" style:font-size-complex="10pt"/>
    </style:style>
    <style:style style:name="T11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2" style:family="text">
      <style:text-properties style:font-name="DejaVu Sans Mono1" fo:font-size="10pt" style:font-name-asian="DejaVu Sans Mono1" style:font-size-asian="10pt" style:font-name-complex="DejaVu Sans Mono1" style:font-size-complex="10pt"/>
    </style:style>
    <style:style style:name="T1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position="-33% 58%" fo:font-size="18pt" style:font-size-asian="18pt" style:font-size-complex="18pt"/>
    </style:style>
    <style:style style:name="T15" style:family="text">
      <style:text-properties fo:font-size="18pt" style:text-underline-style="none" style:font-size-asian="18pt" style:font-size-complex="18pt"/>
    </style:style>
    <style:style style:name="T16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style:text-underline-style="none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font-size="15pt" fo:font-style="italic" style:font-size-asian="15pt" style:font-style-asian="italic" style:font-size-complex="15pt" style:font-style-complex="italic"/>
    </style:style>
    <style:style style:name="T24" style:family="text">
      <style:text-properties style:font-name="Droid Sans Mono1" fo:font-size="20pt" fo:font-weight="bold" style:font-size-asian="20pt" style:font-weight-asian="bold" style:font-size-complex="20pt" style:font-weight-complex="bold"/>
    </style:style>
    <style:style style:name="T25" style:family="text">
      <style:text-properties style:font-name="Droid Sans Mono1" fo:font-size="14pt" style:font-size-asian="14pt" style:font-size-complex="14pt"/>
    </style:style>
    <style:style style:name="T26" style:family="text">
      <style:text-properties style:font-name="Droid Sans Mono1" fo:font-size="14pt" fo:font-weight="bold" style:font-size-asian="14pt" style:font-weight-asian="bold" style:font-size-complex="14pt" style:font-weight-complex="bold"/>
    </style:style>
    <style:style style:name="T27" style:family="text">
      <style:text-properties style:font-name="Droid Sans Mono1" fo:font-size="22pt" fo:font-weight="bold" style:font-size-asian="22pt" style:font-weight-asian="bold" style:font-size-complex="22pt" style:font-weight-complex="bold"/>
    </style:style>
    <style:style style:name="T28" style:family="text">
      <style:text-properties style:font-name="Droid Sans Mono1" fo:font-size="16pt" style:font-size-asian="16pt" style:font-size-complex="16pt"/>
    </style:style>
    <style:style style:name="T29" style:family="text">
      <style:text-properties style:font-name="Droid Sans Mono1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30" style:family="text">
      <style:text-properties style:font-name="Droid Sans Mono1" fo:font-size="16pt" style:text-underline-style="none" style:font-size-asian="16pt" style:font-size-complex="16pt"/>
    </style:style>
    <style:style style:name="T31" style:family="text">
      <style:text-properties style:font-name="Droid Sans Mono1" fo:font-size="16pt" style:text-underline-style="solid" style:text-underline-width="auto" style:text-underline-color="font-color" style:font-size-asian="16pt" style:font-size-complex="16pt"/>
    </style:style>
    <style:style style:name="T32" style:family="text">
      <style:text-properties fo:font-size="32pt" fo:font-weight="bold" style:font-size-asian="32pt" style:font-weight-asian="bold" style:font-size-complex="32pt" style:font-weight-complex="bold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1" style:font-size-complex="14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Автоматическая обработка текстов на естественном языке. </text:span></text:p>
            <text:p><text:span text:style-name="T1">Метод частотного анализа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presentation:style-name="pr4" draw:text-style-name="P5" draw:layer="layout" svg:width="24.4cm" svg:height="13.336cm" svg:x="1.2cm" svg:y="4.4cm">
          <draw:text-box>
            <text:p><text:span text:style-name="T6">обработка текстов на естественом языке, </text:span></text:p>
            <text:p><text:span text:style-name="T6">natural language processing (NLP)</text:span></text:p>
            <text:p><text:span text:style-name="T6"/></text:p>
            <text:p><text:span text:style-name="T7">частотный анализ</text:span></text:p>
            <text:p text:style-name="P2"><text:span text:style-name="T8"/></text:p>
            <text:p text:style-name="P2"><text:span text:style-name="T8"/></text:p>
            <text:p text:style-name="P3"><text:span text:style-name="T8"/></text:p>
            <text:p text:style-name="P2"><text:span text:style-name="T9">сортировка</text:span><text:span text:style-name="T8"> по заданным темам</text:span></text:p>
            <text:p text:style-name="P2"><text:span text:style-name="T8"/></text:p>
            <text:p text:style-name="P3"><text:span text:style-name="T8">определение авторства</text:span></text:p>
            <text:p text:style-name="P3"><text:span text:style-name="T8"/></text:p>
            <text:p text:style-name="P3"><text:span text:style-name="T8">определение тона текста</text:span></text:p>
            <text:p text:style-name="P3"><text:span text:style-name="T8"/></text:p>
            <text:p text:style-name="P3"><text:span text:style-name="T8">поиск похожих текстов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>текст должен содержать слова в достаточном количестве</text:span></text:p>
            <text:p text:style-name="P4"><text:span text:style-name="T8"/></text:p>
            <text:p text:style-name="P4"><text:span text:style-name="T8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5" draw:layer="layout" svg:width="19.2cm" svg:height="8.891cm" svg:x="3.2cm" svg:y="4.154cm">
          <draw:text-box>
            <text:p><text:span text:style-name="T8"/></text:p>
            <text:p><text:span text:style-name="T6">схема системы обработки текстов</text:span></text:p>
            <text:p><text:span text:style-name="T6"/></text:p>
            <text:p><text:span text:style-name="T8"/></text:p>
            <text:p><text:span text:style-name="T8">подбор текстов для обучения</text:span></text:p>
            <text:p><text:span text:style-name="T8"/></text:p>
            <text:p text:style-name="P2"><text:span text:style-name="T8">извлечение признаков из текста</text:span></text:p>
            <text:p text:style-name="P2"><text:span text:style-name="T8"/></text:p>
            <text:p text:style-name="P2"><text:span text:style-name="T8">обучение модели ML</text:span></text:p>
            <text:p text:style-name="P2"><text:span text:style-name="T8"/></text:p>
            <text:p text:style-name="P2"><text:span text:style-name="T8">тестирование результата</text:span></text:p>
            <text:p text:style-name="P2"><text:span text:style-name="T8"/></text:p>
            <text:p text:style-name="P4"><text:span text:style-name="T8"/></text:p>
            <text:p text:style-name="P4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7" draw:layer="layout" svg:width="19.2cm" svg:height="8.891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8"/></text:p>
            <text:p text:style-name="P2"><text:span text:style-name="T8">токенизация</text:span></text:p>
            <text:p text:style-name="P2"><text:span text:style-name="T8"/></text:p>
            <text:p text:style-name="P2"><text:span text:style-name="T8">очистка</text:span></text:p>
            <text:p text:style-name="P2"><text:span text:style-name="T8"/></text:p>
            <text:p text:style-name="P2"><text:span text:style-name="T8">составление словаря</text:span></text:p>
            <text:p text:style-name="P2"><text:span text:style-name="T8"/></text:p>
            <text:p text:style-name="P2"><text:span text:style-name="T8">частотный анализ текстов по словарю</text:span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>( bag of words, BoW)</text:span></text:p>
            <text:p text:style-name="P4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6" draw:text-style-name="P5" draw:layer="layout" svg:width="19.2cm" svg:height="6.986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7"/></text:p>
            <text:p text:style-name="P2"><text:span text:style-name="T7">токенизация</text:span></text:p>
            <text:p text:style-name="P2"><text:span text:style-name="T8"/></text:p>
            <text:p text:style-name="P2"><text:span text:style-name="T8"/></text:p>
            <text:p text:style-name="P2"><text:span text:style-name="T8">разбиения текста на отдельные слова</text:span></text:p>
            <text:p text:style-name="P2"><text:span text:style-name="T8">и/или словосочетания</text:span></text:p>
            <text:p text:style-name="P2"><text:span text:style-name="T8"/></text:p>
            <text:p text:style-name="P2"><text:span text:style-name="T8"/></text:p>
            <text:p text:style-name="P2"><text:span text:style-name="T8">n-gram - последовательность из n слов</text:span></text:p>
          </draw:text-box>
        </draw:frame>
        <draw:frame draw:style-name="gr2" draw:text-style-name="P8" draw:layer="layout" svg:width="18.983cm" svg:height="3.199cm" svg:x="4.617cm" svg:y="15.4cm">
          <draw:text-box>
            <text:p><text:span text:style-name="T10">Законодательная дума Хабаровского края (duma.khv.ru)</text:span></text:p>
            <text:p><text:span text:style-name="T10"/></text:p>
            <text:p><text:span text:style-name="T10">[ 'Законодательная', 'дума', 'Хабаровского', 'края', '(duma.khv.ru)' ]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7" draw:text-style-name="P7" draw:layer="layout" svg:width="16.4cm" svg:height="14.606cm" svg:x="1.6cm" svg:y="4.2cm">
          <draw:text-box>
            <text:p text:style-name="P2"><text:span text:style-name="T6">извлечение признаков из текста</text:span></text:p>
            <text:p text:style-name="P2"><text:span text:style-name="T7"/></text:p>
            <text:p text:style-name="P2"><text:span text:style-name="T7">очистка</text:span></text:p>
            <text:p text:style-name="P2"><text:span text:style-name="T8"/></text:p>
            <text:p text:style-name="P2"><text:span text:style-name="T8">способ очистки зависит от задачи</text:span></text:p>
            <text:p text:style-name="P2"><text:span text:style-name="T8"/></text:p>
            <text:p text:style-name="P4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7" draw:text-style-name="P7" draw:layer="layout" svg:width="16.4cm" svg:height="14.606cm" svg:x="1.6cm" svg:y="4.2cm">
          <draw:text-box>
            <text:p text:style-name="P2"><text:span text:style-name="T6">извлечение признаков из текста</text:span></text:p>
            <text:p text:style-name="P2"><text:span text:style-name="T7"/></text:p>
            <text:p text:style-name="P2"><text:span text:style-name="T7">очистка</text:span></text:p>
            <text:p text:style-name="P2"><text:span text:style-name="T8"/></text:p>
            <text:p text:style-name="P2"><text:span text:style-name="T8">способ очистки зависит от задачи</text:span></text:p>
            <text:p text:style-name="P2"><text:span text:style-name="T8"/></text:p>
            <text:p text:style-name="P2"><text:span text:style-name="T8"/></text:p>
            <text:p text:style-name="P9"><text:span text:style-name="T8">удаление стоп-слов (предлоги и т.п.)</text:span></text:p>
            <text:p text:style-name="P9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7" draw:text-style-name="P7" draw:layer="layout" svg:width="16.4cm" svg:height="14.606cm" svg:x="1.6cm" svg:y="4.2cm">
          <draw:text-box>
            <text:p text:style-name="P2"><text:span text:style-name="T6">извлечение признаков из текста</text:span></text:p>
            <text:p text:style-name="P2"><text:span text:style-name="T7"/></text:p>
            <text:p text:style-name="P2"><text:span text:style-name="T7">очистка</text:span></text:p>
            <text:p text:style-name="P2"><text:span text:style-name="T8"/></text:p>
            <text:p text:style-name="P2"><text:span text:style-name="T8">способ очистки зависит от задачи</text:span></text:p>
            <text:p text:style-name="P2"><text:span text:style-name="T8"/></text:p>
            <text:p text:style-name="P2"><text:span text:style-name="T8"/></text:p>
            <text:p text:style-name="P9"><text:span text:style-name="T8">удаление стоп-слов (предлоги и т.п.)</text:span></text:p>
            <text:p text:style-name="P9"><text:span text:style-name="T8"/></text:p>
            <text:p text:style-name="P9"><text:span text:style-name="T8"/></text:p>
            <text:p text:style-name="P9"><text:span text:style-name="T8">удаление лишних символов (знаки препинания и т.п.)</text:span></text:p>
            <text:p text:style-name="P9"><text:span text:style-name="T8">«смайлики» - отдельное слово</text:span></text:p>
            <text:p text:style-name="P9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7" draw:text-style-name="P7" draw:layer="layout" svg:width="16.4cm" svg:height="14.606cm" svg:x="1.6cm" svg:y="4.2cm">
          <draw:text-box>
            <text:p text:style-name="P2"><text:span text:style-name="T6">извлечение признаков из текста</text:span></text:p>
            <text:p text:style-name="P2"><text:span text:style-name="T7"/></text:p>
            <text:p text:style-name="P2"><text:span text:style-name="T7">очистка</text:span></text:p>
            <text:p text:style-name="P2"><text:span text:style-name="T8"/></text:p>
            <text:p text:style-name="P2"><text:span text:style-name="T8">способ очистки зависит от задачи</text:span></text:p>
            <text:p text:style-name="P2"><text:span text:style-name="T8"/></text:p>
            <text:p text:style-name="P2"><text:span text:style-name="T8"/></text:p>
            <text:p text:style-name="P9"><text:span text:style-name="T8">удаление стоп-слов (предлоги и т.п.)</text:span></text:p>
            <text:p text:style-name="P9"><text:span text:style-name="T8"/></text:p>
            <text:p text:style-name="P9"><text:span text:style-name="T8"/></text:p>
            <text:p text:style-name="P9"><text:span text:style-name="T8">удаление лишних символов (знаки препинания и т.п.)</text:span></text:p>
            <text:p text:style-name="P9"><text:span text:style-name="T8">«смайлики» - отдельное слово</text:span></text:p>
            <text:p text:style-name="P9"><text:span text:style-name="T8"/></text:p>
            <text:p text:style-name="P9"><text:span text:style-name="T8"/></text:p>
            <text:p text:style-name="P9"><text:span text:style-name="T8">преобразование чисел, интернет ссылок и т.п.</text:span></text:p>
            <text:p text:style-name="P9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7" draw:text-style-name="P7" draw:layer="layout" svg:width="16.4cm" svg:height="14.606cm" svg:x="1.6cm" svg:y="4.2cm">
          <draw:text-box>
            <text:p text:style-name="P2"><text:span text:style-name="T6">извлечение признаков из текста</text:span></text:p>
            <text:p text:style-name="P2"><text:span text:style-name="T7"/></text:p>
            <text:p text:style-name="P2"><text:span text:style-name="T7">очистка</text:span></text:p>
            <text:p text:style-name="P2"><text:span text:style-name="T8"/></text:p>
            <text:p text:style-name="P2"><text:span text:style-name="T8">способ очистки зависит от задачи</text:span></text:p>
            <text:p text:style-name="P2"><text:span text:style-name="T8"/></text:p>
            <text:p text:style-name="P2"><text:span text:style-name="T8"/></text:p>
            <text:p text:style-name="P9"><text:span text:style-name="T8">удаление стоп-слов (предлоги и т.п.)</text:span></text:p>
            <text:p text:style-name="P9"><text:span text:style-name="T8"/></text:p>
            <text:p text:style-name="P9"><text:span text:style-name="T8"/></text:p>
            <text:p text:style-name="P9"><text:span text:style-name="T8">удаление лишних символов (знаки препинания и т.п.)</text:span></text:p>
            <text:p text:style-name="P9"><text:span text:style-name="T8">«смайлики» - отдельное слово</text:span></text:p>
            <text:p text:style-name="P9"><text:span text:style-name="T8"/></text:p>
            <text:p text:style-name="P9"><text:span text:style-name="T8"/></text:p>
            <text:p text:style-name="P9"><text:span text:style-name="T8">преобразование чисел, интернет ссылок и т.п.</text:span></text:p>
            <text:p text:style-name="P2"><text:span text:style-name="T8"/></text:p>
            <text:p text:style-name="P2"><text:span text:style-name="T8"/></text:p>
            <text:p text:style-name="P9"><text:span text:style-name="T8">лемматизация - приведение слов к нормальному виду</text:span></text:p>
            <text:p text:style-name="P9"><text:span text:style-name="T11">или</text:span></text:p>
            <text:p text:style-name="P9"><text:span text:style-name="T8">стеминг - выделение основ слов <text:s/></text:span></text:p>
            <text:p text:style-name="P4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7" draw:text-style-name="P7" draw:layer="layout" svg:width="16.4cm" svg:height="14.606cm" svg:x="1.6cm" svg:y="4.2cm">
          <draw:text-box>
            <text:p text:style-name="P2"><text:span text:style-name="T6">извлечение признаков из текста</text:span></text:p>
            <text:p text:style-name="P2"><text:span text:style-name="T7"/></text:p>
            <text:p text:style-name="P2"><text:span text:style-name="T7">очистка</text:span></text:p>
            <text:p text:style-name="P2"><text:span text:style-name="T8"/></text:p>
            <text:p text:style-name="P2"><text:span text:style-name="T8">способ очистки зависит от задачи</text:span></text:p>
            <text:p text:style-name="P2"><text:span text:style-name="T8"/></text:p>
            <text:p text:style-name="P2"><text:span text:style-name="T8"/></text:p>
            <text:p text:style-name="P9"><text:span text:style-name="T8">удаление стоп-слов (предлоги и т.п.)</text:span></text:p>
            <text:p text:style-name="P9"><text:span text:style-name="T8"/></text:p>
            <text:p text:style-name="P9"><text:span text:style-name="T8"/></text:p>
            <text:p text:style-name="P9"><text:span text:style-name="T8">удаление лишних символов (знаки препинания и т.п.)</text:span></text:p>
            <text:p text:style-name="P9"><text:span text:style-name="T8">«смайлики» - отдельное слово</text:span></text:p>
            <text:p text:style-name="P9"><text:span text:style-name="T8"/></text:p>
            <text:p text:style-name="P9"><text:span text:style-name="T8"/></text:p>
            <text:p text:style-name="P9"><text:span text:style-name="T8">преобразование чисел, интернет ссылок и т.п.</text:span></text:p>
            <text:p text:style-name="P2"><text:span text:style-name="T8"/></text:p>
            <text:p text:style-name="P2"><text:span text:style-name="T8"/></text:p>
            <text:p text:style-name="P9"><text:span text:style-name="T8">лемматизация - приведение слов к нормальному виду</text:span></text:p>
            <text:p text:style-name="P9"><text:span text:style-name="T11">или</text:span></text:p>
            <text:p text:style-name="P9"><text:span text:style-name="T8">стеминг - выделение основ слов <text:s/></text:span></text:p>
            <text:p text:style-name="P4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3" draw:text-style-name="P10" draw:layer="layout" svg:width="8.4cm" svg:height="3.128cm" svg:x="18.8cm" svg:y="6.4cm">
          <draw:text-box>
            <text:p text:style-name="P4"><text:span text:style-name="T12">Законодательная дума Хабаровского края (duma.khv.ru) Состоялось</text:span></text:p>
            <text:p text:style-name="P4"><text:span text:style-name="T12">очередное заседание Думы На последнем перед каникулами очередном заседании</text:span></text:p>
            <text:p text:style-name="P4"><text:span text:style-name="T12">Законодательной Думы Хабаровского края, состоявшемся 28</text:span></text:p>
          </draw:text-box>
        </draw:frame>
        <draw:frame draw:style-name="gr4" draw:text-style-name="P10" draw:layer="layout" svg:width="4.642cm" svg:height="8.472cm" svg:x="20.558cm" svg:y="10.728cm">
          <draw:text-box>
            <text:p text:style-name="P4"><text:span text:style-name="T12">['законодательн',</text:span></text:p>
            <text:p text:style-name="P4"><text:span text:style-name="T12"><text:s/></text:span><text:span text:style-name="T12">'дум',</text:span></text:p>
            <text:p text:style-name="P4"><text:span text:style-name="T12"><text:s/></text:span><text:span text:style-name="T12">'хабаровск',</text:span></text:p>
            <text:p text:style-name="P4"><text:span text:style-name="T12"><text:s/></text:span><text:span text:style-name="T12">'кра',</text:span></text:p>
            <text:p text:style-name="P4"><text:span text:style-name="T12"><text:s/></text:span><text:span text:style-name="T12">'url',</text:span></text:p>
            <text:p text:style-name="P4"><text:span text:style-name="T12"><text:s/></text:span><text:span text:style-name="T12">'состоя',</text:span></text:p>
            <text:p text:style-name="P4"><text:span text:style-name="T12"><text:s/></text:span><text:span text:style-name="T12">'очередн',</text:span></text:p>
            <text:p text:style-name="P4"><text:span text:style-name="T12"><text:s/></text:span><text:span text:style-name="T12">'заседан',</text:span></text:p>
            <text:p text:style-name="P4"><text:span text:style-name="T12"><text:s/></text:span><text:span text:style-name="T12">'дум',</text:span></text:p>
            <text:p text:style-name="P4"><text:span text:style-name="T12"><text:s/></text:span><text:span text:style-name="T12">'последн',</text:span></text:p>
            <text:p text:style-name="P4"><text:span text:style-name="T12"><text:s/></text:span><text:span text:style-name="T12">'перед',</text:span></text:p>
            <text:p text:style-name="P4"><text:span text:style-name="T12"><text:s/></text:span><text:span text:style-name="T12">'каникул',</text:span></text:p>
            <text:p text:style-name="P4"><text:span text:style-name="T12"><text:s/></text:span><text:span text:style-name="T12">'очередн',</text:span></text:p>
            <text:p text:style-name="P4"><text:span text:style-name="T12"><text:s/></text:span><text:span text:style-name="T12">'заседан',</text:span></text:p>
            <text:p text:style-name="P4"><text:span text:style-name="T12"><text:s/></text:span><text:span text:style-name="T12">'законодательн',</text:span></text:p>
            <text:p text:style-name="P4"><text:span text:style-name="T12"><text:s/></text:span><text:span text:style-name="T12">'дум',</text:span></text:p>
            <text:p text:style-name="P4"><text:span text:style-name="T12"><text:s/></text:span><text:span text:style-name="T12">'хабаровск',</text:span></text:p>
            <text:p text:style-name="P4"><text:span text:style-name="T12"><text:s/></text:span><text:span text:style-name="T12">'кра',</text:span></text:p>
            <text:p text:style-name="P4"><text:span text:style-name="T12"><text:s/></text:span><text:span text:style-name="T12">'состоя',</text:span></text:p>
            <text:p text:style-name="P4"><text:span text:style-name="T12"><text:s/></text:span><text:span text:style-name="T12">'digit',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8" draw:text-style-name="P5" draw:layer="layout" svg:width="19.2cm" svg:height="3.246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7">составление словаря</text:span></text:p>
            <text:p text:style-name="P2"><text:span text:style-name="T8"/></text:p>
            <text:p text:style-name="P2"><text:span text:style-name="T8">из очищенного текста извлекаем словарь</text:span></text:p>
          </draw:text-box>
        </draw:frame>
        <draw:frame draw:style-name="gr5" draw:text-style-name="P10" draw:layer="layout" svg:width="4.312cm" svg:height="7.649cm" svg:x="10.2cm" svg:y="10.6cm">
          <draw:text-box>
            <text:p text:style-name="P4"><text:span text:style-name="T12">[</text:span></text:p>
            <text:p text:style-name="P4"><text:span text:style-name="T12"><text:s/></text:span><text:span text:style-name="T12">'digit',</text:span></text:p>
            <text:p text:style-name="P4"><text:span text:style-name="T12"><text:s/></text:span><text:span text:style-name="T12">'url',</text:span></text:p>
            <text:p text:style-name="P4"><text:span text:style-name="T12"><text:s/></text:span><text:span text:style-name="T12">'администрац',</text:span></text:p>
            <text:p text:style-name="P4"><text:span text:style-name="T12"><text:s/></text:span><text:span text:style-name="T12">'большинств',</text:span></text:p>
            <text:p text:style-name="P4"><text:span text:style-name="T12"><text:s/></text:span><text:span text:style-name="T12">'бурн',</text:span></text:p>
            <text:p text:style-name="P4"><text:span text:style-name="T12"><text:s/></text:span><text:span text:style-name="T12">'бюджетн',</text:span></text:p>
            <text:p text:style-name="P4"><text:span text:style-name="T12"><text:s/></text:span><text:span text:style-name="T12">'верхнебуреинск',</text:span></text:p>
            <text:p text:style-name="P4"><text:span text:style-name="T12"><text:s/></text:span><text:span text:style-name="T12">'власт',</text:span></text:p>
            <text:p text:style-name="P4"><text:span text:style-name="T12"><text:s/></text:span><text:span text:style-name="T12">'возьмет',</text:span></text:p>
            <text:p text:style-name="P4"><text:span text:style-name="T12"><text:s/></text:span><text:span text:style-name="T12">'войдет',</text:span></text:p>
            <text:p text:style-name="P4"><text:span text:style-name="T12"><text:s/></text:span><text:span text:style-name="T12">'вопрос',</text:span></text:p>
            <text:p text:style-name="P4"><text:span text:style-name="T12"><text:s/></text:span><text:span text:style-name="T12">'врем',</text:span></text:p>
            <text:p text:style-name="P4"><text:span text:style-name="T12"><text:s/></text:span><text:span text:style-name="T12">'втор',</text:span></text:p>
            <text:p text:style-name="P4"><text:span text:style-name="T12"><text:s/></text:span><text:span text:style-name="T12">'вызва',</text:span></text:p>
            <text:p text:style-name="P4"><text:span text:style-name="T12"><text:s/></text:span><text:span text:style-name="T12">'год', </text:span></text:p>
            <text:p text:style-name="P4"><text:span text:style-name="T12"><text:s text:c="2"/></text:span><text:span text:style-name="T12">...</text:span></text:p>
            <text:p text:style-name="P4"><text:span text:style-name="T12">]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9" draw:text-style-name="P5" draw:layer="layout" svg:width="21.8cm" svg:height="9.526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7"/></text:p>
            <text:p text:style-name="P2"><text:span text:style-name="T7">частотный анализ текстов по словарю</text:span></text:p>
            <text:p text:style-name="P2"><text:span text:style-name="T8"/></text:p>
            <text:p text:style-name="P2"><text:span text:style-name="T13">простой </text:span><text:span text:style-name="T8">частотный анализ</text:span></text:p>
            <text:p text:style-name="P2"><text:span text:style-name="T13">считаем </text:span><text:span text:style-name="T8">в тексте t количество повторов x</text:span><text:span text:style-name="T14">i</text:span><text:span text:style-name="T8"> </text:span></text:p>
            <text:p text:style-name="P2"><text:span text:style-name="T8">каждого слова v</text:span><text:span text:style-name="T14">i</text:span><text:span text:style-name="T8"> из словаря V</text:span></text:p>
            <text:p text:style-name="P2"><text:span text:style-name="T8"/></text:p>
            <text:p text:style-name="P2"><text:span text:style-name="T8"/></text:p>
            <text:p text:style-name="P9"><text:span text:style-name="T8"/></text:p>
            <text:p text:style-name="P2"><text:span text:style-name="T8">текст должен содержать слова в достаточном количестве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10" draw:text-style-name="P5" draw:layer="layout" svg:width="21.8cm" svg:height="10.431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6"/></text:p>
            <text:p text:style-name="P2"><text:span text:style-name="T7">частотный анализ текстов по словарю</text:span></text:p>
            <text:p text:style-name="P2"><text:span text:style-name="T8"/></text:p>
            <text:p text:style-name="P2"><text:span text:style-name="T13">простой </text:span><text:span text:style-name="T8">частотный анализ</text:span></text:p>
            <text:p text:style-name="P2"><text:span text:style-name="T13">считаем </text:span><text:span text:style-name="T8">в тексте t количество повторов x</text:span><text:span text:style-name="T14">i</text:span><text:span text:style-name="T8"> </text:span></text:p>
            <text:p text:style-name="P2"><text:span text:style-name="T8">каждого слова v</text:span><text:span text:style-name="T14">i</text:span><text:span text:style-name="T8"> из словаря V</text:span></text:p>
            <text:p text:style-name="P2"><text:span text:style-name="T8"/></text:p>
            <text:p text:style-name="P2"><text:span text:style-name="T8">значения x зависят от размера текста t,</text:span></text:p>
            <text:p text:style-name="P2"><text:span text:style-name="T8">чем больше текст тем больше повторов</text:span></text:p>
            <text:p text:style-name="P2"><text:span text:style-name="T8"/></text:p>
            <text:p text:style-name="P2"><text:span text:style-name="T8">нормализованны частотный анализ (TF, term frequency)</text:span></text:p>
            <text:p text:style-name="P2"><text:span text:style-name="T8">значения частоты x делятся на общее число слов в тексте t.</text:span></text:p>
            <text:p text:style-name="P2"><text:span text:style-name="T8"/></text:p>
            <text:p text:style-name="P2"><text:span text:style-name="T8">TF(t,V) = x(t,V) / size(t)</text:span></text:p>
            <text:p text:style-name="P2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11" draw:text-style-name="P5" draw:layer="layout" svg:width="21.8cm" svg:height="13.971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7">частотный анализ текстов по словарю</text:span></text:p>
            <text:p text:style-name="P2"><text:span text:style-name="T8"/></text:p>
            <text:p text:style-name="P2"><text:span text:style-name="T11"/></text:p>
            <text:p text:style-name="P2"><text:span text:style-name="T11">Удалять часто употребляемые слова или нет?</text:span></text:p>
            <text:p text:style-name="P2"><text:span text:style-name="T8"><text:s/></text:span></text:p>
            <text:p text:style-name="P2"><text:span text:style-name="T8"><text:s/></text:span></text:p>
            <text:p text:style-name="P2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11" draw:text-style-name="P5" draw:layer="layout" svg:width="21.8cm" svg:height="13.971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7">частотный анализ текстов по словарю</text:span></text:p>
            <text:p text:style-name="P2"><text:span text:style-name="T8"/></text:p>
            <text:p text:style-name="P2"><text:span text:style-name="T11"/></text:p>
            <text:p text:style-name="P2"><text:span text:style-name="T11">Удалять часто употребляемые слова или нет?</text:span></text:p>
            <text:p text:style-name="P2"><text:span text:style-name="T8"/></text:p>
            <text:p text:style-name="P2"><text:span text:style-name="T8"><text:s/></text:span></text:p>
            <text:p text:style-name="P2"><text:span text:style-name="T8">TF-IDF - компромиссный вариант формирования вектор-признаков. </text:span></text:p>
            <text:p text:style-name="P2"><text:span text:style-name="T8"><text:s/></text:span></text:p>
            <text:p text:style-name="P2"><text:span text:style-name="T8">не выбрасывает часто употребляемые слова из словаря </text:span></text:p>
            <text:p text:style-name="P2"><text:span text:style-name="T8">но уменьшает их вес в вектор-признаке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11" draw:text-style-name="P5" draw:layer="layout" svg:width="21.8cm" svg:height="13.971cm" svg:x="3.2cm" svg:y="4cm">
          <draw:text-box>
            <text:p text:style-name="P2"><text:span text:style-name="T6">извлечение признаков из текста</text:span></text:p>
            <text:p text:style-name="P2"><text:span text:style-name="T7">частотный анализ текстов по словарю</text:span></text:p>
            <text:p text:style-name="P2"><text:span text:style-name="T8"/></text:p>
            <text:p text:style-name="P2"><text:span text:style-name="T11">Удалять часто употребляемые слова или нет?</text:span></text:p>
            <text:p text:style-name="P2"><text:span text:style-name="T8"><text:s/></text:span></text:p>
            <text:p text:style-name="P2"><text:span text:style-name="T8">TF-IDF - компромиссный вариант формирования вектор-признаков. </text:span></text:p>
            <text:p text:style-name="P2"><text:span text:style-name="T8"><text:s/></text:span></text:p>
            <text:p text:style-name="P2"><text:span text:style-name="T8">не выбрасывает часто употребляемые слова из словаря </text:span></text:p>
            <text:p text:style-name="P2"><text:span text:style-name="T8">но уменьшает их вес в вектор-признаке </text:span></text:p>
            <text:p text:style-name="P2"><text:span text:style-name="T8"/></text:p>
            <text:p text:style-name="P2"><text:span text:style-name="T8"><text:s/></text:span><text:span text:style-name="T8">коэффициент обратной частоты (IDF, inverse document frequency)</text:span></text:p>
            <text:p text:style-name="P2"><text:span text:style-name="T8">чем чаще встречается слово тем меньше значение его IDF</text:span></text:p>
            <text:p text:style-name="P2"><text:span text:style-name="T8"/></text:p>
            <text:p text:style-name="P2"><text:span text:style-name="T13">IDF(v) = log size(T) / size( T(</text:span><text:span text:style-name="T8">v) <text:s/>)</text:span></text:p>
            <text:p text:style-name="P2"><text:span text:style-name="T8"/></text:p>
            <text:p text:style-name="P2"><text:span text:style-name="T8">количество текстов T </text:span></text:p>
            <text:p text:style-name="P2"><text:span text:style-name="T8">разделить на</text:span></text:p>
            <text:p text:style-name="P2"><text:span text:style-name="T13">количество текстов T содержащих слово </text:span><text:span text:style-name="T8">v</text:span></text:p>
            <text:p text:style-name="P2"><text:span text:style-name="T8"/></text:p>
            <text:p text:style-name="P2"><text:span text:style-name="T8">TF-IDF(t,T,v) = TF(t,v) * IDF(v,T)</text:span></text:p>
            <text:p text:style-name="P2"><text:span text:style-name="T8"><text:s/></text:span></text:p>
            <text:p text:style-name="P2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11" draw:text-style-name="P5" draw:layer="layout" svg:width="21.8cm" svg:height="13.971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7">частотный анализ текстов по словарю</text:span></text:p>
            <text:p text:style-name="P2"><text:span text:style-name="T11"/></text:p>
            <text:p text:style-name="P2"><text:span text:style-name="T11">хэш-векторизация</text:span></text:p>
            <text:p text:style-name="P2"><text:span text:style-name="T15"/></text:p>
            <text:p text:style-name="P2"><text:span text:style-name="T15">заменяем слова на их хэш ограниченной длины</text:span></text:p>
            <text:p text:style-name="P2"><text:span text:style-name="T15"/></text:p>
            <text:p text:style-name="P2"><text:span text:style-name="T15">сокращаем размер словаря </text:span></text:p>
            <text:p text:style-name="P2"><text:span text:style-name="T15">и число признаков</text:span></text:p>
            <text:p text:style-name="P2"><text:span text:style-name="T15"/></text:p>
            <text:p text:style-name="P2"><text:span text:style-name="T15">экономия ресурсов для больших датасетов</text:span></text:p>
            <text:p text:style-name="P2"><text:span text:style-name="T8"><text:s/></text:span></text:p>
            <text:p text:style-name="P2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11" draw:text-style-name="P13" draw:layer="layout" svg:width="21.8cm" svg:height="13.971cm" svg:x="3.2cm" svg:y="4.154cm">
          <draw:text-box>
            <text:p text:style-name="P11"><text:span text:style-name="T6">практическое применение</text:span></text:p>
            <text:p text:style-name="P11"><text:span text:style-name="T6"/></text:p>
            <text:p text:style-name="P11"><text:span text:style-name="T6">сортировка по заданным темам</text:span><text:span text:style-name="T9"> - классификация</text:span></text:p>
            <text:p text:style-name="P11"><text:span text:style-name="T9">собираем и размечаем тексты </text:span></text:p>
            <text:p text:style-name="P11"><text:span text:style-name="T9">чистим текст</text:span></text:p>
            <text:p text:style-name="P11"><text:span text:style-name="T9">применяем частотный анализ</text:span></text:p>
            <text:p text:style-name="P11"><text:span text:style-name="T9">обучаем классификатор</text:span></text:p>
            <text:p text:style-name="P11"><text:span text:style-name="T9">тестируем </text:span></text:p>
            <text:p text:style-name="P12"><text:span text:style-name="T9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11" draw:text-style-name="P13" draw:layer="layout" svg:width="21.8cm" svg:height="13.971cm" svg:x="3.2cm" svg:y="4.154cm">
          <draw:text-box>
            <text:p text:style-name="P11"><text:span text:style-name="T6">практическое применение</text:span></text:p>
            <text:p text:style-name="P11"><text:span text:style-name="T6"/></text:p>
            <text:p text:style-name="P11"><text:span text:style-name="T6">сортировка по заданным темам</text:span><text:span text:style-name="T9"> - классификация</text:span></text:p>
            <text:p text:style-name="P11"><text:span text:style-name="T9">собираем и размечаем тексты </text:span></text:p>
            <text:p text:style-name="P11"><text:span text:style-name="T9">чистим текст</text:span></text:p>
            <text:p text:style-name="P11"><text:span text:style-name="T9">применяем частотный анализ</text:span></text:p>
            <text:p text:style-name="P11"><text:span text:style-name="T9">обучаем классификатор</text:span></text:p>
            <text:p text:style-name="P11"><text:span text:style-name="T9">тестируем </text:span></text:p>
            <text:p text:style-name="P12"><text:span text:style-name="T9"/></text:p>
            <text:p text:style-name="P12"><text:span text:style-name="T9"/></text:p>
            <text:p text:style-name="P12"><text:span text:style-name="T16">определение авторства</text:span><text:span text:style-name="T9"> - классификация</text:span></text:p>
            <text:p text:style-name="P12"><text:span text:style-name="T9">собираем и размечаем тексты </text:span></text:p>
            <text:p text:style-name="P12"><text:span text:style-name="T9">чистим текст (частота употребления предлогов - важный признак)</text:span></text:p>
            <text:p text:style-name="P12"><text:span text:style-name="T9">применяем частотный анализ</text:span></text:p>
            <text:p text:style-name="P12"><text:span text:style-name="T9">обучаем классификатор</text:span></text:p>
            <text:p text:style-name="P12"><text:span text:style-name="T9">тестируем </text:span></text:p>
            <text:p text:style-name="P4"><text:span text:style-name="T9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7" draw:text-style-name="P13" draw:layer="layout" svg:width="21.8cm" svg:height="14.606cm" svg:x="3.2cm" svg:y="4.154cm">
          <draw:text-box>
            <text:p text:style-name="P11"><text:span text:style-name="T6">практическое применение</text:span></text:p>
            <text:p text:style-name="P11"><text:span text:style-name="T6"/></text:p>
            <text:p text:style-name="P11"><text:span text:style-name="T6">сортировка по заданным темам</text:span><text:span text:style-name="T9"> - классификация</text:span></text:p>
            <text:p text:style-name="P11"><text:span text:style-name="T9">собираем и размечаем тексты </text:span></text:p>
            <text:p text:style-name="P11"><text:span text:style-name="T9">чистим текст</text:span></text:p>
            <text:p text:style-name="P11"><text:span text:style-name="T9">применяем частотный анализ</text:span></text:p>
            <text:p text:style-name="P11"><text:span text:style-name="T9">обучаем классификатор</text:span></text:p>
            <text:p text:style-name="P11"><text:span text:style-name="T9">тестируем </text:span></text:p>
            <text:p text:style-name="P12"><text:span text:style-name="T9"/></text:p>
            <text:p text:style-name="P12"><text:span text:style-name="T9"/></text:p>
            <text:p text:style-name="P12"><text:span text:style-name="T16">определение авторства</text:span><text:span text:style-name="T9"> - классификация</text:span></text:p>
            <text:p text:style-name="P12"><text:span text:style-name="T9">собираем и размечаем тексты </text:span></text:p>
            <text:p text:style-name="P12"><text:span text:style-name="T9">чистим текст (частота употребления предлогов - важный признак)</text:span></text:p>
            <text:p text:style-name="P12"><text:span text:style-name="T9">применяем частотный анализ</text:span></text:p>
            <text:p text:style-name="P12"><text:span text:style-name="T9">обучаем классификатор</text:span></text:p>
            <text:p text:style-name="P12"><text:span text:style-name="T9">тестируем </text:span></text:p>
            <text:p text:style-name="P12"><text:span text:style-name="T9"/></text:p>
            <text:p text:style-name="P12"><text:span text:style-name="T9"/></text:p>
            <text:p text:style-name="P4"><text:span text:style-name="T16">поиск похожих текстов</text:span><text:span text:style-name="T13"> </text:span><text:span text:style-name="T9">- кластеризация </text:span></text:p>
            <text:p text:style-name="P12"><text:span text:style-name="T9">собираем тексты </text:span></text:p>
            <text:p text:style-name="P12"><text:span text:style-name="T9">чистим текст</text:span></text:p>
            <text:p text:style-name="P12"><text:span text:style-name="T9">применяем частотный анализ</text:span></text:p>
            <text:p text:style-name="P12"><text:span text:style-name="T9">выполняем кластеризацию (размечаем тексты)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6" draw:text-style-name="P14" draw:layer="layout" svg:width="17.846cm" svg:height="11.306cm" svg:x="3cm" svg:y="5.094cm">
          <draw:text-box>
            <text:p><text:span text:style-name="T1">Тематическое моделирование</text:span></text:p>
            <text:p/>
            <text:p/>
            <text:p>автоматическое извлечение тем из набора текстов</text:p>
            <text:p/>
            <text:p>наборы ключевых слов 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7" draw:text-style-name="P14" draw:layer="layout" svg:width="26.2cm" svg:height="15.728cm" svg:x="0.8cm" svg:y="3.8cm">
          <draw:text-box>
            <text:p><text:span text:style-name="T1">Тематическое моделирование</text:span></text:p>
            <text:p/>
            <text:p><text:span text:style-name="T17">W</text:span> - конечное множество слов</text:p>
            <text:p><text:span text:style-name="T17">D</text:span> - конечное множество документов</text:p>
            <text:p><text:span text:style-name="T17">T</text:span> - конечное множество тем</text:p>
            <text:p/>
            <text:p>слово <text:span text:style-name="T17">w</text:span> в документе <text:span text:style-name="T17">d</text:span> связано с темой <text:span text:style-name="T17">t</text:span></text:p>
            <text:p/>
            <text:p><text:span text:style-name="T17">D x W x T</text:span> - дискретное вероятностное пространство</text:p>
            <text:p/>
            <text:p>порядок слов в документе не важен</text:p>
            <text:p/>
            <text:p><text:span text:style-name="T17">d, w</text:span> - наблюдаемые, <text:span text:style-name="T17">t</text:span> - скрытая</text:p>
            <text:p/>
            <text:p><text:span text:style-name="T18">гипотеза независимости</text:span> <text:span text:style-name="T17">p(w|d,t)=p(w|t)</text:span></text:p>
            <text:p><text:span text:style-name="T17"/></text:p>
            <text:p><text:span text:style-name="T19">гипотеза разреженности</text:span><text:span text:style-name="T17"> - документ d и термин w связаны с небольшим числом тем t, значительная часть вероятностей p(t|d) и p(w |t) должна обращаться в нуль.</text:span></text:p>
            <text:p/>
            <text:p><text:span text:style-name="T20"><text:s text:c="8"/></text:span><text:span text:style-name="T18">тематическая модель:</text:span></text:p>
          </draw:text-box>
        </draw:frame>
        <draw:frame draw:style-name="gr8" draw:text-style-name="P2" draw:layer="layout" svg:width="9.142cm" svg:height="1.603cm" svg:x="11.658cm" svg:y="18.39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9" draw:text-style-name="P14" draw:layer="layout" svg:width="25.6cm" svg:height="14.706cm" svg:x="1.2cm" svg:y="4.894cm">
          <draw:text-box>
            <text:p><text:span text:style-name="T1">Тематическое моделирование</text:span></text:p>
            <text:p/>
            <text:p>частотный анализ</text:p>
            <text:p/>
            <text:p>матрица <text:s/>частот употребления слова w в документе d</text:p>
            <text:p text:style-name="P15"><text:s text:c="23"/></text:p>
            <text:p text:style-name="P15"><text:s text:c="24"/>[ слова x документы ] </text:p>
            <text:p/>
            <text:p/>
            <text:p text:style-name="P15"><text:span text:style-name="T21">вероятность p(w|d) </text:span><text:s text:c="2"/>"слово w принадлежит документу d".</text:p>
            <text:p>можно оценивать как <text:s/>частоту</text:p>
            <text:p><text:s text:c="3"/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10" draw:text-style-name="P14" draw:layer="layout" svg:width="26.2cm" svg:height="16.465cm" svg:x="0.8cm" svg:y="4cm">
          <draw:text-box>
            <text:p><text:span text:style-name="T1">Тематическое моделирование</text:span></text:p>
            <text:p/>
            <text:p>разложение частотной матрицы </text:p>
            <text:p/>
            <text:p text:style-name="P15"><text:s text:c="4"/>[ слова x документы ] = [ слова х темы ] * [ темы х документы ]</text:p>
            <text:p/>
            <text:p><text:s text:c="19"/></text:p>
            <text:p><text:s text:c="23"/><text:span text:style-name="T17">p(w|d) = p(w|t) ⋅ p(t|d)</text:span></text:p>
            <text:p/>
            <text:p/>
            <text:p>матрица с описанием тем [ слова х темы ] </text:p>
            <text:p><text:s text:c="3"/>или оценки вероятностей p(w|t) </text:p>
            <text:p><text:s text:c="9"/>"слово w принадлежит теме t",</text:p>
            <text:p><text:s text:c="3"/></text:p>
            <text:p/>
            <text:p/>
            <text:p>матрица [ темы х документы ], </text:p>
            <text:p><text:span text:style-name="T21"><text:s text:c="3"/></text:span><text:span text:style-name="T21">или </text:span>оценки вероятностей p(t|d) </text:p>
            <text:p><text:s text:c="11"/>"тема t описывает документ d".</text:p>
            <text:p/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11" draw:text-style-name="P14" draw:layer="layout" svg:width="26.224cm" svg:height="16.2cm" svg:x="0.776cm" svg:y="3.8cm">
          <draw:text-box>
            <text:p><text:span text:style-name="T1">Тематическое моделирование</text:span></text:p>
            <text:p/>
            <text:p><text:s/></text:p>
            <text:p><text:span text:style-name="T22">разложение частотной матрицы </text:span></text:p>
            <text:p><text:span text:style-name="T22"/></text:p>
            <text:p><text:span text:style-name="T22"/></text:p>
            <text:p text:style-name="P15"><text:span text:style-name="T22"><text:s text:c="7"/></text:span><text:span text:style-name="T23">[ слова x документы ] = [ слова х темы ] * [ темы х документы ]</text:span></text:p>
            <text:p text:style-name="P15"><text:span text:style-name="T22"><text:s text:c="19"/></text:span></text:p>
            <text:p><text:span text:style-name="T22"><text:s text:c="29"/></text:span><text:span text:style-name="T23">p(w|d) = p(w|t) ⋅ p(t|d)</text:span></text:p>
            <text:p><text:span text:style-name="T23"/></text:p>
            <text:p><text:span text:style-name="T22"/></text:p>
            <text:p text:style-name="P15"><text:span text:style-name="T22">задача стохастического матричного разложения</text:span></text:p>
            <text:p><text:span text:style-name="T22"/></text:p>
            <text:p><text:span text:style-name="T22">методы решения </text:span></text:p>
            <text:p><text:span text:style-name="T22"/></text:p>
            <text:p><text:span text:style-name="T22">PLSA - <text:s/>probabilistic latent semantic analysis</text:span></text:p>
            <text:p><text:span text:style-name="T22"/></text:p>
            <text:p><text:span text:style-name="T22">LDA - latent Dirihlet allocation / латентное размещение Дирихле</text:span></text:p>
            <text:p><text:span text:style-name="T22"/></text:p>
            <text:p><text:span text:style-name="T22">NMF - non-negative matrix factorization / неотрицательная матричная факторизация</text:span></text:p>
            <text:p/>
            <text:p/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12" draw:text-style-name="P18" draw:layer="layout" svg:width="24.8cm" svg:height="15.407cm" svg:x="2cm" svg:y="3.993cm">
          <draw:text-box>
            <text:p text:style-name="P16"><text:span text:style-name="T24">примеры текстов</text:span></text:p>
            <text:p text:style-name="P16"><text:span text:style-name="T25">Около 18 тысяч человек покинули подконтрольные боевикам районы Алеппо За минувшие сутки из подконтрольных боевикам районов сирийского города Алеппо было выведено около 17,971 тысячи жителей, в их числе 7,542 тысячи детей. Об этом в субботу, 10 декабря, сообщает ТАСС со ссылкой на российский Центр примирения враждующих сторон в Арабской Республике.</text:span></text:p>
            <text:p text:style-name="P16"><text:span text:style-name="T25"/></text:p>
            <text:p text:style-name="P17"><text:span text:style-name="T25">Лидер Радикальной партии Украины Олег Ляшко назвал Надежду Савченко госизменницей. Политик призвал лишить наводчицу мандата народного депутата "То, что сейчас чудит Савченко, — это государственная измена. За подобные действия ей надо немедленно запретить доступ к государственной тайне, отозвать из ПАСЕ и лишить мандата народного депутата Украины", — написал Ляшко на странице в Facebook.</text:span></text:p>
            <text:p text:style-name="P17"><text:span text:style-name="T25"/></text:p>
            <text:p text:style-name="P17"><text:span text:style-name="T25">Финальная распродажа! Chery Tiggo от 19990 руб (199,9 млн) «Китайские автомобили» объявляют финальную распродажу популярных кроссоверов Chery Tiggo FL! На автомобили в максимальной комплектации установлена специальная цена 19 990 рублей (199,9 млн). Количество автомобилей ограничено!</text:span></text:p>
            <text:p text:style-name="P17"><text:span text:style-name="T25"/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13" draw:text-style-name="P20" draw:layer="layout" svg:width="23.654cm" svg:height="12.842cm" svg:x="1.346cm" svg:y="4.8cm">
          <draw:text-box>
            <text:p text:style-name="P19"><text:span text:style-name="T26">Темы и ключевые слова</text:span></text:p>
            <text:p text:style-name="P19"><text:span text:style-name="T25">Тема 0: рублей млн компания компании млрд модели долларов</text:span></text:p>
            <text:p text:style-name="P16"><text:span text:style-name="T25">Тема 1: трамп сша трампа дональд президент избранный президента</text:span></text:p>
            <text:p text:style-name="P16"><text:span text:style-name="T25">Тема 2: by tut декабря фото беларуси ноября беларусь</text:span></text:p>
            <text:p text:style-name="P16"><text:span text:style-name="T25">Тема 3: дтп водитель результате мвд области происшествия аварии</text:span></text:p>
            <text:p text:style-name="P16"><text:span text:style-name="T25">Тема 4: савченко украины надежда заявила партии лидер действия</text:span></text:p>
            <text:p text:style-name="P16"><text:span text:style-name="T25">Тема 5: народов севера коренных малочисленных края фестиваль июля</text:span></text:p>
            <text:p text:style-name="P16"><text:span text:style-name="T25">Тема 6: ученые университета специалисты исследователи жизни часов человека</text:span></text:p>
            <text:p text:style-name="P16"><text:span text:style-name="T25">Тема 7: flash adobe player javascript браузер проигрывателя html5</text:span></text:p>
            <text:p text:style-name="P16"><text:span text:style-name="T25">Тема 8: россии путин рф президент заявил глава президента</text:span></text:p>
            <text:p text:style-name="P16"><text:span text:style-name="T25">Тема 9: динамо матче чемпионата очков матча лиги шахте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draw:style-name="gr14" draw:text-style-name="P21" draw:layer="layout" svg:width="25.8cm" svg:height="13.552cm" svg:x="1.4cm" svg:y="4.6cm">
          <draw:text-box>
            <text:p><text:span text:style-name="T27">Литература</text:span></text:p>
            <text:p><text:span text:style-name="T28"/></text:p>
            <text:p><text:span text:style-name="T28">git clone </text:span><text:span text:style-name="T29">https://github.com/mechanoid5/ml_lectorium.git</text:span></text:p>
            <text:p><text:span text:style-name="T28"/></text:p>
            <text:p><text:span text:style-name="T28">К.В. Воронцов <text:s/>Вероятностные тематические модели коллекций текстовых документов. <text:s/></text:span></text:p>
            <text:p><text:span text:style-name="T28"/></text:p>
            <text:p><text:span text:style-name="T28">Евгений Борисов <text:s text:c="2"/>Автоматизированная обработка текстов на естественном языке, с использованием инструментов языка </text:span><text:span text:style-name="T30">Python</text:span><text:span text:style-name="T31"> http://mechanoid.kiev.ua/ml-text-proc.html</text:span></text:p>
            <text:p><text:span text:style-name="T31"/></text:p>
            <text:p><text:span text:style-name="T28"/></text:p>
            <text:p text:style-name="P15"><text:span text:style-name="T30">Евгений Борисов <text:s text:c="2"/>О задаче определения темы текста на естественном языке</text:span></text:p>
            <text:p text:style-name="P15"><text:span text:style-name="T31">http://mechanoid.kiev.ua/ml-topic-modeling.html</text:span></text:p>
            <text:p text:style-name="P15"><text:span text:style-name="T31"/></text:p>
            <text:p><text:span text:style-name="T31"/></text:p>
            <text:p><text:span text:style-name="T30">Sebastian Raschka Python Machine Learning - Packt Publishing Ltd, 2015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12" draw:text-style-name="P22" draw:layer="layout" svg:width="25.199cm" svg:height="15.2cm" svg:x="1.4cm" svg:y="4cm" presentation:class="subtitle" presentation:user-transformed="true">
          <draw:text-box>
            <text:p text:style-name="P2"><text:span text:style-name="T32">Вопросы ?</text:span></text:p>
          </draw:text-box>
        </draw:frame>
        <draw:frame draw:style-name="gr15" draw:text-style-name="P23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draw:style-name="gr16" draw:text-style-name="P23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17" draw:text-style-name="P23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18" draw:text-style-name="P24" draw:layer="layout" svg:width="19.2cm" svg:height="13.36cm" svg:x="4.8cm" svg:y="5.157cm">
          <draw:text-box>
            <text:p text:style-name="P2"><text:span text:style-name="T1">источники данных для экспериментов </text:span></text:p>
            <text:p text:style-name="P2"><text:span text:style-name="T1"/></text:p>
            <text:p text:style-name="P3">sklearn.datasets</text:p>
            <text:p text:style-name="P2">UCI Repository</text:p>
            <text:p text:style-name="P2">kaggle</text:p>
            <text:p text:style-name="P2"><text:span text:style-name="T20">www.ruscorpora.ru</text:span></text:p>
            <text:p text:style-name="P2"><text:span text:style-name="T18"/></text:p>
            <text:p text:style-name="P2"><text:span text:style-name="T1">задание</text:span></text:p>
            <text:list text:style-name="L2">
              <text:list-header>
                <text:p text:style-name="P4"><text:span text:style-name="T33"/></text:p>
              </text:list-header>
              <text:list-item>
                <text:p>применить TF-IDF для сортировки текстов</text:p>
              </text:list-item>
              <text:list-item>
                <text:p>применить методы тематического моделирования на наборах текстов</text:p>
                <text:p/>
                <text:p/>
                <text:p/>
                <text:p/>
              </text:list-item>
            </text:list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частотный анализ : </text:span><text:span text:style-name="T34">практи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Georgia1" svg:font-family="Georgia"/>
    <style:font-face style:name="DejaVu Sans Mono1" svg:font-family="'DejaVu Sans Mono'" style:font-family-generic="modern" style:font-pitch="fixed"/>
    <style:font-face style:name="Droid Sans Mono1" svg:font-family="'Droid Sans Mono'" style:font-family-generic="swiss" style:font-pitch="fixed"/>
    <style:font-face style:name="Georgia" svg:font-family="Georgia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" svg:font-family="FreeSans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Droid Sans Mono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9-15T12:26:22.842770778</meta:creation-date>
    <dc:date>2020-06-09T19:23:02.819779166</dc:date>
    <meta:editing-duration>P2DT14H45M7S</meta:editing-duration>
    <meta:editing-cycles>643</meta:editing-cycles>
    <meta:generator>LibreOffice/6.4.0.3$Linux_X86_64 LibreOffice_project/40$Build-3</meta:generator>
    <meta:document-statistic meta:object-count="164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w</mi>
              <mo stretchy="false">|</mo>
              <mi>d</mi>
            </mrow>
          </mrow>
          <mo fence="true" stretchy="false">)</mo>
        </mrow>
        <mo stretchy="false">=</mo>
        <mrow>
          <munder>
            <mo stretchy="false">∑</mo>
            <mi>t</mi>
          </munder>
          <mi>p</mi>
        </mrow>
      </mrow>
      <mrow>
        <mo fence="true" stretchy="false">(</mo>
        <mrow>
          <mrow>
            <mi>w</mi>
            <mo stretchy="false">|</mo>
            <mi>t</mi>
          </mrow>
        </mrow>
        <mo fence="true" stretchy="false">)</mo>
      </mrow>
      <mi>p</mi>
      <mrow>
        <mo fence="true" stretchy="false">(</mo>
        <mrow>
          <mrow>
            <mi>t</mi>
            <mo stretchy="false">|</mo>
            <mi>d</mi>
          </mrow>
        </mrow>
        <mo fence="true" stretchy="false">)</mo>
      </mrow>
    </mrow>
    <annotation encoding="StarMath 5.0">p(w mline d) = sum csub t p(w mline t) p(t mline d)</annotation>
  </semantics>
</math>
</file>